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9.83cm" fo:min-width="18.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33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95cm" fo:min-width="3.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95cm" fo:min-width="8.6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1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59cm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25cm" fo:min-width="5.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25cm" fo:min-width="2.6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5.95cm" fo:min-width="16.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4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15cm" fo:min-width="1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1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8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63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074cm"/>
    </style:style>
    <style:style style:name="gr21" style:family="graphic" style:parent-style-name="objectwithoutfill">
      <style:graphic-properties draw:marker-end="Arrow" draw:marker-end-width="0.3cm" draw:fill="solid" draw:textarea-vertical-align="middl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7.85cm" fo:min-width="7.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77cm"/>
    </style:style>
    <style:style style:name="gr24" style:family="graphic" style:parent-style-name="standard">
      <style:graphic-properties draw:textarea-horizontal-align="justify" draw:textarea-vertical-align="middle" draw:auto-grow-height="false" fo:min-height="2.55cm" fo:min-width="6.3cm"/>
    </style:style>
    <style:style style:name="gr25" style:family="graphic" style:parent-style-name="standard">
      <style:graphic-properties draw:stroke="none" svg:stroke-color="#000000" draw:fill="none" draw:fill-color="#ffffff" fo:min-height="1.15cm"/>
    </style:style>
    <style:style style:name="gr26" style:family="graphic" style:parent-style-name="standard">
      <style:graphic-properties draw:textarea-horizontal-align="justify" draw:textarea-vertical-align="middle" draw:auto-grow-height="false" fo:min-height="1.1cm" fo:min-width="0.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2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color="#999999" fo:font-size="12pt" fo:font-style="italic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8pt" style:font-size-asian="10pt" style:font-size-complex="10pt"/>
    </style:style>
    <style:style style:name="P11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="none" draw:fill-color="#ffffff"/>
    </style:style>
    <style:style style:name="T1" style:family="text">
      <style:text-properties fo:font-size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999999" fo:font-size="12pt" fo:font-style="italic" style:font-size-asian="12pt" style:font-size-complex="12pt"/>
    </style:style>
    <style:style style:name="T5" style:family="text">
      <style:text-properties fo:font-size="8pt" style:font-size-asian="10pt" style:font-size-complex="10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.2cm" svg:height="10.08cm" svg:x="2.8cm" svg:y="22.4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833cm" svg:height="1.195cm" svg:x="2.867cm" svg:y="21.025cm">
          <draw:text-box>
            <text:p><text:span text:style-name="T1">Startscreen</text:span></text:p>
          </draw:text-box>
        </draw:frame>
        <draw:custom-shape draw:style-name="gr3" draw:text-style-name="P4" xml:id="id3" draw:id="id3" draw:layer="layout" svg:width="4.3cm" svg:height="1.2cm" svg:x="7.6cm" svg:y="26.02cm">
          <text:p text:style-name="P3"><text:span text:style-name="T2">Einzelspieler pvp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1cm" svg:height="1.2cm" svg:x="7.6cm" svg:y="27.72cm">
          <text:p text:style-name="P3">Mehrspieler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9.1cm" svg:height="1.2cm" svg:x="7.6cm" svg:y="29.42cm">
          <text:p text:style-name="P3">Einstellungen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.8cm" svg:y1="23.02cm" svg:x2="22cm" svg:y2="23.02cm">
          <text:p/>
        </draw:line>
        <draw:frame draw:style-name="gr6" draw:text-style-name="P2" draw:layer="layout" svg:width="6.657cm" svg:height="1.195cm" svg:x="9.143cm" svg:y="24.12cm">
          <draw:text-box>
            <text:p><text:span text:style-name="T1">The Final Chess</text:span></text:p>
          </draw:text-box>
        </draw:frame>
        <draw:frame draw:style-name="gr7" draw:text-style-name="P6" draw:layer="layout" svg:width="3.059cm" svg:height="0.645cm" svg:x="2.941cm" svg:y="22.42cm">
          <draw:text-box>
            <text:p><text:span text:style-name="T3">The Final Chess</text:span></text:p>
          </draw:text-box>
        </draw:frame>
        <draw:line draw:style-name="gr5" draw:text-style-name="P5" draw:layer="layout" svg:x1="21.4cm" svg:y1="22.42cm" svg:x2="21.4cm" svg:y2="23.02cm">
          <text:p/>
        </draw:line>
        <draw:line draw:style-name="gr5" draw:text-style-name="P5" draw:layer="layout" svg:x1="20.8cm" svg:y1="22.42cm" svg:x2="20.8cm" svg:y2="23.02cm">
          <text:p/>
        </draw:line>
        <draw:line draw:style-name="gr5" draw:text-style-name="P5" draw:layer="layout" svg:x1="20.2cm" svg:y1="22.42cm" svg:x2="20.2cm" svg:y2="23.02cm">
          <text:p/>
        </draw:line>
        <draw:custom-shape draw:style-name="gr1" draw:text-style-name="P1" xml:id="id4" draw:id="id4" draw:layer="layout" svg:width="19.2cm" svg:height="10.08cm" svg:x="30.3cm" svg:y="7.22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30.3cm" svg:y1="7.82cm" svg:x2="49.5cm" svg:y2="7.82cm">
          <text:p/>
        </draw:line>
        <draw:line draw:style-name="gr5" draw:text-style-name="P5" draw:layer="layout" svg:x1="48.9cm" svg:y1="7.22cm" svg:x2="48.9cm" svg:y2="7.82cm">
          <text:p/>
        </draw:line>
        <draw:line draw:style-name="gr5" draw:text-style-name="P5" draw:layer="layout" svg:x1="48.3cm" svg:y1="7.22cm" svg:x2="48.3cm" svg:y2="7.82cm">
          <text:p/>
        </draw:line>
        <draw:line draw:style-name="gr5" draw:text-style-name="P5" draw:layer="layout" svg:x1="47.7cm" svg:y1="7.22cm" svg:x2="47.7cm" svg:y2="7.82cm">
          <text:p/>
        </draw:line>
        <draw:custom-shape draw:style-name="gr1" draw:text-style-name="P1" draw:layer="layout" svg:width="19.2cm" svg:height="10.08cm" svg:x="30.2cm" svg:y="22.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30.2cm" svg:y1="22.92cm" svg:x2="49.4cm" svg:y2="22.92cm">
          <text:p/>
        </draw:line>
        <draw:line draw:style-name="gr5" draw:text-style-name="P5" draw:layer="layout" svg:x1="48.8cm" svg:y1="22.32cm" svg:x2="48.8cm" svg:y2="22.92cm">
          <text:p/>
        </draw:line>
        <draw:line draw:style-name="gr5" draw:text-style-name="P5" draw:layer="layout" svg:x1="48.2cm" svg:y1="22.32cm" svg:x2="48.2cm" svg:y2="22.92cm">
          <text:p/>
        </draw:line>
        <draw:line draw:style-name="gr5" draw:text-style-name="P5" draw:layer="layout" svg:x1="47.6cm" svg:y1="22.32cm" svg:x2="47.6cm" svg:y2="22.92cm">
          <text:p/>
        </draw:line>
        <draw:custom-shape draw:style-name="gr1" draw:text-style-name="P1" xml:id="id2" draw:id="id2" draw:layer="layout" svg:width="19.2cm" svg:height="10.08cm" svg:x="30.4cm" svg:y="38.4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30.4cm" svg:y1="39cm" svg:x2="49.6cm" svg:y2="39cm">
          <text:p/>
        </draw:line>
        <draw:line draw:style-name="gr5" draw:text-style-name="P5" draw:layer="layout" svg:x1="49cm" svg:y1="38.4cm" svg:x2="49cm" svg:y2="39cm">
          <text:p/>
        </draw:line>
        <draw:line draw:style-name="gr5" draw:text-style-name="P5" draw:layer="layout" svg:x1="48.4cm" svg:y1="38.4cm" svg:x2="48.4cm" svg:y2="39cm">
          <text:p/>
        </draw:line>
        <draw:line draw:style-name="gr5" draw:text-style-name="P5" draw:layer="layout" svg:x1="47.8cm" svg:y1="38.4cm" svg:x2="47.8cm" svg:y2="39cm">
          <text:p/>
        </draw:line>
        <draw:line draw:style-name="gr8" draw:text-style-name="P5" draw:layer="layout" svg:x1="16.8cm" svg:y1="28.4cm" svg:x2="30.2cm" svg:y2="28.4cm">
          <text:p/>
        </draw:line>
        <draw:custom-shape draw:style-name="gr9" draw:text-style-name="P8" draw:layer="layout" svg:width="5.8cm" svg:height="0.5cm" svg:x="35.1cm" svg:y="23.7cm">
          <text:p text:style-name="P7"><text:span text:style-name="T4">Serveradress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1cm" svg:height="0.5cm" svg:x="41.1cm" svg:y="23.7cm">
          <text:p text:style-name="P3"><text:span text:style-name="T2">Verbinden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6.7cm" svg:height="6.2cm" svg:x="31.4cm" svg:y="25.6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2.699cm" svg:height="0.725cm" svg:x="31.4cm" svg:y="24.875cm">
          <draw:text-box>
            <text:p><text:span text:style-name="T2">Spiele Liste</text:span></text:p>
          </draw:text-box>
        </draw:frame>
        <draw:line draw:style-name="gr5" draw:text-style-name="P5" draw:layer="layout" svg:x1="31.4cm" svg:y1="26.1cm" svg:x2="48.1cm" svg:y2="26.1cm">
          <text:p/>
        </draw:line>
        <draw:frame draw:style-name="gr13" draw:text-style-name="P10" draw:layer="layout" svg:width="1.84cm" svg:height="0.569cm" svg:x="32.76cm" svg:y="25.6cm">
          <draw:text-box>
            <text:p><text:span text:style-name="T5">Spielname</text:span></text:p>
          </draw:text-box>
        </draw:frame>
        <draw:custom-shape draw:style-name="gr14" draw:text-style-name="P11" draw:layer="layout" svg:width="2cm" svg:height="0.4cm" svg:x="46.1cm" svg:y="25cm">
          <text:p text:style-name="P3"><text:span text:style-name="T6">Neues Spiel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36cm" svg:y1="25.6cm" svg:x2="36cm" svg:y2="31.8cm">
          <text:p/>
        </draw:line>
        <draw:frame draw:style-name="gr15" draw:text-style-name="P10" draw:layer="layout" svg:width="2.217cm" svg:height="0.569cm" svg:x="36.4cm" svg:y="25.6cm">
          <draw:text-box>
            <text:p><text:span text:style-name="T5">Spieleranzahl</text:span></text:p>
          </draw:text-box>
        </draw:frame>
        <draw:line draw:style-name="gr5" draw:text-style-name="P5" draw:layer="layout" svg:x1="39.3cm" svg:y1="25.6cm" svg:x2="39.3cm" svg:y2="31.8cm">
          <text:p/>
        </draw:line>
        <draw:frame draw:style-name="gr16" draw:text-style-name="P10" draw:layer="layout" svg:width="2.064cm" svg:height="0.569cm" svg:x="39.9cm" svg:y="25.6cm">
          <draw:text-box>
            <text:p><text:span text:style-name="T5">Läuft bereits</text:span></text:p>
          </draw:text-box>
        </draw:frame>
        <draw:line draw:style-name="gr5" draw:text-style-name="P5" draw:layer="layout" svg:x1="42.6cm" svg:y1="25.6cm" svg:x2="42.6cm" svg:y2="31.8cm">
          <text:p/>
        </draw:line>
        <draw:frame draw:style-name="gr17" draw:text-style-name="P10" draw:layer="layout" svg:width="1.082cm" svg:height="0.569cm" svg:x="44.1cm" svg:y="25.6cm">
          <draw:text-box>
            <text:p><text:span text:style-name="T5">Stuff</text:span></text:p>
          </draw:text-box>
        </draw:frame>
        <draw:connector draw:style-name="gr8" draw:text-style-name="P5" draw:layer="layout" svg:x1="12.15cm" svg:y1="30.62cm" svg:x2="30.4cm" svg:y2="43.44cm" draw:start-shape="id1" draw:start-glue-point="2" draw:end-shape="id2" draw:end-glue-point="3" svg:d="M12150 30620v12820h18250" svg:viewBox="0 0 18251 12821">
          <text:p/>
        </draw:connector>
        <draw:connector draw:style-name="gr8" draw:text-style-name="P5" draw:layer="layout" svg:x1="9.75cm" svg:y1="26.02cm" svg:x2="30.3cm" svg:y2="12.26cm" draw:start-shape="id3" draw:start-glue-point="0" draw:end-shape="id4" draw:end-glue-point="3" svg:d="M9750 26020v-13760h20550" svg:viewBox="0 0 20551 13761">
          <text:p/>
        </draw:connector>
        <draw:frame draw:style-name="gr18" draw:text-style-name="P2" draw:layer="layout" svg:width="10.84cm" svg:height="1.195cm" svg:x="30.667cm" svg:y="5.305cm">
          <draw:text-box>
            <text:p><text:span text:style-name="T1">Schachfeld im Einzelspieler</text:span></text:p>
          </draw:text-box>
        </draw:frame>
        <draw:frame draw:style-name="gr18" draw:text-style-name="P2" draw:layer="layout" svg:width="10.84cm" svg:height="1.195cm" svg:x="55.56cm" svg:y="12.805cm">
          <draw:text-box>
            <text:p><text:span text:style-name="T1">Schachfeld im Einzelspieler</text:span></text:p>
          </draw:text-box>
        </draw:frame>
        <draw:frame draw:style-name="gr19" draw:text-style-name="P2" draw:layer="layout" svg:width="7.131cm" svg:height="1.195cm" svg:x="30.36cm" svg:y="20.2cm">
          <draw:text-box>
            <text:p><text:span text:style-name="T1">Multiplayer Lobby</text:span></text:p>
          </draw:text-box>
        </draw:frame>
        <draw:frame draw:style-name="gr20" draw:text-style-name="P2" draw:layer="layout" svg:width="5.574cm" svg:height="1.195cm" svg:x="30.469cm" svg:y="36.4cm">
          <draw:text-box>
            <text:p><text:span text:style-name="T1">Einstellungen</text:span></text:p>
          </draw:text-box>
        </draw:frame>
        <draw:custom-shape draw:style-name="gr1" draw:text-style-name="P1" draw:layer="layout" svg:width="19.2cm" svg:height="10.08cm" svg:x="55.7cm" svg:y="1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55.7cm" svg:y1="15.6cm" svg:x2="74.9cm" svg:y2="15.6cm">
          <text:p/>
        </draw:line>
        <draw:line draw:style-name="gr5" draw:text-style-name="P5" draw:layer="layout" svg:x1="74.3cm" svg:y1="15cm" svg:x2="74.3cm" svg:y2="15.6cm">
          <text:p/>
        </draw:line>
        <draw:line draw:style-name="gr5" draw:text-style-name="P5" draw:layer="layout" svg:x1="73.7cm" svg:y1="15cm" svg:x2="73.7cm" svg:y2="15.6cm">
          <text:p/>
        </draw:line>
        <draw:line draw:style-name="gr5" draw:text-style-name="P5" draw:layer="layout" svg:x1="73.1cm" svg:y1="15cm" svg:x2="73.1cm" svg:y2="15.6cm">
          <text:p/>
        </draw:line>
        <draw:line draw:style-name="gr21" draw:text-style-name="P5" draw:layer="layout" svg:x1="49.5cm" svg:y1="23.1cm" svg:x2="55.7cm" svg:y2="22.9cm">
          <text:p text:style-name="P3">Server auswählen</text:p>
        </draw:line>
        <draw:custom-shape draw:style-name="gr22" draw:text-style-name="P1" draw:layer="layout" svg:width="8cm" svg:height="8.1cm" svg:x="56.2cm" svg:y="27.6cm">
          <text:p/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48.2cm" svg:y1="25.3cm" svg:x2="56.2cm" svg:y2="31.1cm">
          <text:p text:style-name="P3">Popup</text:p>
        </draw:line>
        <draw:frame draw:style-name="gr23" draw:text-style-name="P12" draw:layer="layout" svg:width="4.477cm" svg:height="0.962cm" svg:x="56.4cm" svg:y="26.538cm">
          <draw:text-box>
            <text:p>Spiel erstellen</text:p>
          </draw:text-box>
        </draw:frame>
        <draw:custom-shape draw:style-name="gr3" draw:text-style-name="P4" draw:layer="layout" svg:width="4.3cm" svg:height="1.2cm" svg:x="12.4cm" svg:y="26cm">
          <text:p text:style-name="P3"><text:span text:style-name="T2">Einzelspieler ai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4.7cm" svg:y1="26cm" svg:x2="14.7cm" svg:y2="12.3cm">
          <text:p/>
        </draw:line>
      </draw:page>
      <draw:page draw:name="page2" draw:style-name="dp1" draw:master-page-name="Standard">
        <draw:custom-shape draw:style-name="gr24" draw:text-style-name="P3" xml:id="id5" draw:id="id5" draw:layer="layout" svg:width="6.8cm" svg:height="2.8cm" svg:x="5.7cm" svg:y="5.6cm">
          <text:p text:style-name="P3">Listener</text:p>
          <draw:enhanced-geometry svg:viewBox="0 0 21600 21600" draw:type="rectangle" draw:enhanced-path="M 0 0 L 21600 0 21600 21600 0 21600 0 0 Z N"/>
        </draw:custom-shape>
        <draw:custom-shape draw:style-name="gr24" draw:text-style-name="P3" xml:id="id6" draw:id="id6" draw:layer="layout" svg:width="6.8cm" svg:height="2.8cm" svg:x="19.6cm" svg:y="5.6cm">
          <text:p text:style-name="P3">MessageInterpreter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12.5cm" svg:y1="7cm" svg:x2="19.6cm" svg:y2="7cm" draw:start-shape="id5" draw:start-glue-point="1" draw:end-shape="id6" draw:end-glue-point="3" svg:d="M12500 7000h7100" svg:viewBox="0 0 7101 1">
          <text:p/>
        </draw:connector>
        <draw:frame draw:style-name="gr25" draw:text-style-name="P12" draw:layer="layout" svg:width="5.6cm" svg:height="1.4cm" svg:x="13.1cm" svg:y="6.1cm">
          <draw:text-box>
            <text:p>In neuem Thread</text:p>
          </draw:text-box>
        </draw:frame>
        <draw:custom-shape draw:style-name="gr26" draw:text-style-name="P3" xml:id="id7" draw:id="id7" draw:layer="layout" svg:width="2.5cm" svg:height="2.7cm" svg:x="30.4cm" svg:y="10.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5" draw:layer="layout" svg:x1="26.4cm" svg:y1="7cm" svg:x2="31.65cm" svg:y2="10.9cm" draw:start-shape="id6" draw:start-glue-point="1" draw:end-shape="id7" draw:end-glue-point="4" svg:d="M26400 7000h5250v3900" svg:viewBox="0 0 5251 3901">
          <text:p/>
        </draw:connector>
        <draw:custom-shape draw:style-name="gr24" draw:text-style-name="P3" xml:id="id8" draw:id="id8" draw:layer="layout" svg:width="6.8cm" svg:height="2.8cm" svg:x="18cm" svg:y="16.9cm">
          <text:p text:style-name="P3">GameManager</text:p>
          <draw:enhanced-geometry svg:viewBox="0 0 21600 21600" draw:type="rectangle" draw:enhanced-path="M 0 0 L 21600 0 21600 21600 0 21600 0 0 Z N"/>
        </draw:custom-shape>
        <draw:custom-shape draw:style-name="gr24" draw:text-style-name="P3" xml:id="id9" draw:id="id9" draw:layer="layout" svg:width="6.8cm" svg:height="2.8cm" svg:x="18cm" svg:y="22.4cm">
          <text:p text:style-name="P3">Game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30.4cm" svg:y1="12.25cm" svg:x2="21.4cm" svg:y2="16.9cm" draw:start-shape="id7" draw:start-glue-point="5" draw:end-shape="id8" draw:end-glue-point="0" svg:d="M30400 12250h-9000v4650" svg:viewBox="0 0 9001 4651">
          <text:p/>
        </draw:connector>
        <draw:connector draw:style-name="gr8" draw:text-style-name="P5" draw:layer="layout" svg:x1="21.4cm" svg:y1="19.7cm" svg:x2="21.4cm" svg:y2="22.4cm" draw:start-shape="id8" draw:start-glue-point="2" draw:end-shape="id9" draw:end-glue-point="0" svg:d="M21400 19700v2700" svg:viewBox="0 0 1 2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7T17:40:20.963000000</meta:creation-date>
    <dc:date>2020-02-15T22:29:34.229000000</dc:date>
    <meta:editing-duration>PT26M</meta:editing-duration>
    <meta:editing-cycles>5</meta:editing-cycles>
    <meta:generator>LibreOffice/6.2.6.2$Windows_X86_64 LibreOffice_project/684e730861356e74889dfe6dbddd3562aae2e6ad</meta:generator>
    <meta:document-statistic meta:object-count="67"/>
  </office:meta>
</office:document-meta>
</file>